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.057cm" style:rel-column-width="4073*"/>
    </style:style>
    <style:style style:name="Table1.B" style:family="table-column">
      <style:table-column-properties style:column-width="11.344cm" style:rel-column-width="43730*"/>
    </style:style>
    <style:style style:name="Table1.C" style:family="table-column">
      <style:table-column-properties style:column-width="2.434cm" style:rel-column-width="9385*"/>
    </style:style>
    <style:style style:name="Table1.D" style:family="table-column">
      <style:table-column-properties style:column-width="2.164cm" style:rel-column-width="83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BS dictionary (Escola 1.0)</text:h>
      <text:h text:style-name="P2" text:outline-level="2">Objetivos</text:h>
      <text:p text:style-name="P3">Acompanha a estrutura analítica do projeto (ou WBS). Detalha cada elemento do WB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/descrição</text:p>
          </table:table-cell>
          <table:table-cell table:style-name="Table1.A1" office:value-type="string">
            <text:p text:style-name="P4">Responsável</text:p>
          </table:table-cell>
          <table:table-cell table:style-name="Table1.D1" office:value-type="string">
            <text:p text:style-name="P4">Deadline</text:p>
          </table:table-cell>
        </table:table-row>
        <table:table-row>
          <table:table-cell table:style-name="Table1.A2" office:value-type="string">
            <text:p text:style-name="P5">A1</text:p>
          </table:table-cell>
          <table:table-cell table:style-name="Table1.A2" office:value-type="string">
            <text:p text:style-name="P6">Spring<text:span text:style-name="T1">. O </text:span><text:span text:style-name="T2">framework </text:span><text:span text:style-name="T3">Spring será empregado para várias finalidades, dentre elas, Inversão de Controle, gerência de transação e outras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2</text:p>
          </table:table-cell>
          <table:table-cell table:style-name="Table1.A2" office:value-type="string">
            <text:p text:style-name="P6"><text:span text:style-name="T4">Acegi Security</text:span><text:span text:style-name="T3">. Integrável ao </text:span><text:span text:style-name="T2">framework </text:span><text:span text:style-name="T3">Spring, este software será empregado para o controle de segurança (acesso) aos serviços oferecidos pelo Escola 1.0. </text:span><text:span text:style-name="T3">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A3</text:p>
          </table:table-cell>
          <table:table-cell table:style-name="Table1.A2" office:value-type="string">
            <text:p text:style-name="P6"><text:span text:style-name="T4">JavaServer Faces</text:span><text:span text:style-name="T3">. Tecnologia selecionada para a implementação da camada de apresentação do Escola 1.0. Cabe a cada estudante obter detalhes, estudar exemplos e praticar.</text:span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1</text:p>
          </table:table-cell>
          <table:table-cell table:style-name="Table1.A2" office:value-type="string">
            <text:p text:style-name="P7"><text:span text:style-name="T5">Modelo de domínio</text:span>. Diagramas de classe que cobrem todos os conceitos a serem manipulados pelo Escola 1.0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2</text:p>
          </table:table-cell>
          <table:table-cell table:style-name="Table1.A2" office:value-type="string">
            <text:p text:style-name="P7"><text:span text:style-name="T5">Projeto de Interação</text:span>. Definição do <text:span text:style-name="T6">look and feel </text:span><text:span text:style-name="T4">do Escola 1.0.</text:span></text:p>
          </table:table-cell>
          <table:table-cell table:style-name="Table1.A2" office:value-type="string">
            <text:p text:style-name="P7">João Marc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3.1</text:p>
          </table:table-cell>
          <table:table-cell table:style-name="Table1.A2" office:value-type="string">
            <text:p text:style-name="P7"><text:span text:style-name="T5">Documentação</text:span>. Documento que descreve a arquitetura a ser adotada pelo Escola 1.0. Deverá conter texto e diagramas que descrevam a organização do software do Escola 1.0. A norma internacional IEEE 1471 deverá orientar a definição deste documento.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S3.2</text:p>
          </table:table-cell>
          <table:table-cell table:style-name="Table1.A2" office:value-type="string">
            <text:p text:style-name="P7"><text:span text:style-name="T5">Projeto exemplo</text:span>. Código que ilustra a organização a ser adotada na implementação do Escola 1.0 deverá ser fornecido. Este código não tem a pretensão de oferecer funcionalidade relevante, mas deve ser o suficiente para <text:s/>exercitar toda a arquitetura de software proposta, ou seja, interface com o usuário, negócio, persistência e outras. Este projeto também inclui scripts e outros arquivos necessários para a compilação, execução e testes do código correspondente. A estrutura de diretórios também é uma informação a ser definida por este projeto exemplo. </text:p>
          </table:table-cell>
          <table:table-cell table:style-name="Table1.A2" office:value-type="string">
            <text:p text:style-name="P7">Paul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1</text:p>
          </table:table-cell>
          <table:table-cell table:style-name="Table1.A2" office:value-type="string">
            <text:p text:style-name="P7"><text:span text:style-name="T5">Documentação de Instalação</text:span>. Toda a documentação produzida para o responsável pela instalação de uma instância do Escola 1.0. Inclui passos necessários, configurações a serem realizadas e outros. 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I2</text:p>
          </table:table-cell>
          <table:table-cell table:style-name="Table1.A2" office:value-type="string">
            <text:p text:style-name="P7"><text:span text:style-name="T5">Software de instalação</text:span>. Todo o software necessário para apoiar diretamente a instalação do Escola 1.0 (scripts e outros).</text:p>
          </table:table-cell>
          <table:table-cell table:style-name="Table1.A2" office:value-type="string">
            <text:p text:style-name="P7">Gustav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1</text:p>
          </table:table-cell>
          <table:table-cell table:style-name="Table1.A2" office:value-type="string">
            <text:p text:style-name="P7"><text:span text:style-name="T5">Pessoas físicas e jurídicas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Gilmar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2</text:p>
          </table:table-cell>
          <table:table-cell table:style-name="Table1.A2" office:value-type="string">
            <text:p text:style-name="P7"><text:span text:style-name="T5">Administração de curso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Fernand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3</text:p>
          </table:table-cell>
          <table:table-cell table:style-name="Table1.A2" office:value-type="string">
            <text:p text:style-name="P7"><text:span text:style-name="T5">Notas e freqüências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Robert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4</text:p>
          </table:table-cell>
          <table:table-cell table:style-name="Table1.A2" office:value-type="string">
            <text:p text:style-name="P7"><text:span text:style-name="T5">Controle de acesso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Leandr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5</text:p>
          </table:table-cell>
          <table:table-cell table:style-name="Table1.A2" office:value-type="string">
            <text:p text:style-name="P7"><text:span text:style-name="T5">Avaliação do corpo docente</text:span>. Software que implementa as funcionalidades definidas no documento <text:span text:style-name="T6">Declaração de escopo (Escola 1.0). </text:span></text:p>
          </table:table-cell>
          <table:table-cell table:style-name="Table1.A2" office:value-type="string">
            <text:p text:style-name="P7">Rodrig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1</text:p>
          </table:table-cell>
          <table:table-cell table:style-name="Table1.A2" office:value-type="string">
            <text:p text:style-name="P7"><text:span text:style-name="T5">Envio de email</text:span>. Recebe endereço de destino para o qual a mensagem recebida, também fornecida, será enviada. A mensagem pode ser texto simples ou em formato HTML. Neste último caso, deverá ser fornecido um <text:span text:style-name="T6">template</text:span><text:span text:style-name="T4">, configurável por instalação do Escola 1.0, a partir do qual a mensagem “final” será elaborada, conforme informações fornecidas na requisição de envio.</text:span>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2</text:p>
          </table:table-cell>
          <table:table-cell table:style-name="Table1.A2" office:value-type="string">
            <text:p text:style-name="P7"><text:span text:style-name="T5">Expressão de nota final</text:span>. Responsável por validar e executar expressões fornecidas para definição de como uma nota final será obtida em função de outras notas. A validação deve ser suficiente para facilitar informação a ser fornecida ao usuário. A execução da expressão deverá receber como entrada uma turma e um estudante da turma. De posse destas informações, a nota final deverá ser retornada ou a indicação de erro. </text:p>
          </table:table-cell>
          <table:table-cell table:style-name="Table1.A2" office:value-type="string">
            <text:p text:style-name="P7">Gérson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6.3</text:p>
          </table:table-cell>
          <table:table-cell table:style-name="Table1.A2" office:value-type="string">
            <text:p text:style-name="P7"><text:span text:style-name="T5">Geração de relatórios</text:span>. Vários relatórios deverão ser produzidos em formato HTML e PDF. Para tal é necessário definir a formatação destes relatórios e a geração correspondente. A versão em PDF tem o propósito de facilitar a impressão e, portanto, não necessariamente correspondente à informação fornecida para o usuário ao interagir com o Escola 1.0.</text:p>
          </table:table-cell>
          <table:table-cell table:style-name="Table1.A2" office:value-type="string">
            <text:p text:style-name="P7">Yoshiyuki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0</text:p>
          </table:table-cell>
          <table:table-cell table:style-name="Table1.A2" office:value-type="string">
            <text:p text:style-name="P7"><text:span text:style-name="T5">Reunião de abertura</text:span>. Reunião inicial (kickoff meeting) para definição das bases do projeto e noções da infra-estrutura a ser utilizada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</text:p>
          </table:table-cell>
          <table:table-cell table:style-name="Table1.A2" office:value-type="string">
            <text:p text:style-name="P7"><text:span text:style-name="T5">Infra-estrutura</text:span>. 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1</text:p>
          </table:table-cell>
          <table:table-cell table:style-name="Table1.A2" office:value-type="string">
            <text:p text:style-name="P7"><text:span text:style-name="T5">Definição de ferramentas</text:span>. Definição das ferramentas a serem empregadas na produção dos artefatos do Escola 1.0. Estas serão as ferramentas empregadas para futuras manutenções e geração de executáveis do Escola 1.0. Versão preliminar encontra-se disponível em <text:a xlink:type="simple" xlink:href="http://kyrios.sourceforge.net/kad-tools.html">http://kyrios.sourceforge.net/kad-tools.html</text:a>. <text:s/></text:p>
          </table:table-cell>
          <table:table-cell table:style-name="Table1.A2" office:value-type="string">
            <text:p text:style-name="P7">Todo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1.2</text:p>
          </table:table-cell>
          <table:table-cell table:style-name="Table1.A2" office:value-type="string">
            <text:p text:style-name="P7"><text:span text:style-name="T5">Builds diários</text:span>. Configuração do Luntbuild para os propósitos do Escola 1.0. Deverá, nesta ordem, obter versão mais recente do repositório, compilar código, executar testes de unidade (e outros), gerar documentação e disponibilizar os resultados em portal, tudo automaticamente, a ser executado de duas em duas horas, caso o repositório apresente alguma mudança. </text:p>
          </table:table-cell>
          <table:table-cell table:style-name="Table1.A2" office:value-type="string">
            <text:p text:style-name="P7">Hermes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G2</text:p>
          </table:table-cell>
          <table:table-cell table:style-name="Table1.A2" office:value-type="string">
            <text:p text:style-name="P7"><text:span text:style-name="T5">Planos</text:span>. Produzir e manter planos de gerência de projeto.</text:p>
          </table:table-cell>
          <table:table-cell table:style-name="Table1.A2" office:value-type="string">
            <text:p text:style-name="P7">Fábio</text:p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Q1</text:p>
          </table:table-cell>
          <table:table-cell table:style-name="Table1.A2" office:value-type="string">
            <text:p text:style-name="P7"><text:span text:style-name="T5">Testes de aceitação</text:span>. Elaboração dos testes a serem executados de forma satisfatória para a aceitação da implementação da funcionalida do Escola 1.0. </text:p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3"/>
      <text:p text:style-name="P8"/>
      <text:p text:style-name="P9">________________________________</text:p>
      <text:p text:style-name="P9">Fábio Nogueira de Lucena<text:line-break/>(gerente do proje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011cm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0.5pt" fo:font-style="italic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a a</meta:initial-creator>
    <meta:creation-date>2007-04-24T09:31:23</meta:creation-date>
    <dc:creator>a a</dc:creator>
    <dc:date>2007-05-22T16:25:47</dc:date>
    <meta:printed-by>a a</meta:printed-by>
    <meta:print-date>2007-05-07T15:01:23</meta:print-date>
    <dc:language>pt-BR</dc:language>
    <meta:editing-cycles>225</meta:editing-cycles>
    <meta:editing-duration>PT16H24M1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7" meta:word-count="763" meta:character-count="5090"/>
  </office:meta>
</office:document-meta>
</file>